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4B0000004B0A29917741DC85C36.png" manifest:media-type="image/png"/>
  <manifest:file-entry manifest:full-path="Pictures/1000020100000800000008000D5D0BE5B204199B.png" manifest:media-type="image/png"/>
  <manifest:file-entry manifest:full-path="Pictures/100002010000049D00000148AE36EEAF02EB119E.png" manifest:media-type="image/png"/>
  <manifest:file-entry manifest:full-path="Pictures/10000201000000E1000000E12F12A16EA7455851.png" manifest:media-type="image/png"/>
  <manifest:file-entry manifest:full-path="Pictures/1000020100000096000000ACA66FA24C14DFBB0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163cm" fo:min-width="9.025cm"/>
    </style:style>
    <style:style style:name="gr2" style:family="graphic" style:parent-style-name="standard">
      <style:graphic-properties draw:textarea-horizontal-align="justify" draw:textarea-vertical-align="middle" draw:auto-grow-height="false" fo:min-height="2.163cm" fo:min-width="3.818cm"/>
    </style:style>
    <style:style style:name="gr3" style:family="graphic" style:parent-style-name="standard">
      <style:graphic-properties draw:textarea-horizontal-align="justify" draw:textarea-vertical-align="middle" draw:auto-grow-height="false" fo:min-height="2.163cm" fo:min-width="4.326cm"/>
    </style:style>
    <style:style style:name="gr4" style:family="graphic" style:parent-style-name="standard">
      <style:graphic-properties draw:textarea-horizontal-align="justify" draw:textarea-vertical-align="middle" draw:auto-grow-height="false" fo:min-height="0.766cm" fo:min-width="13.597cm"/>
    </style:style>
    <style:style style:name="gr5" style:family="graphic" style:parent-style-name="standard">
      <style:graphic-properties draw:textarea-horizontal-align="justify" draw:textarea-vertical-align="middle" draw:auto-grow-height="false" fo:min-height="2.163cm" fo:min-width="2.675cm"/>
    </style:style>
    <style:style style:name="gr6" style:family="graphic" style:parent-style-name="standard">
      <style:graphic-properties draw:textarea-horizontal-align="justify" draw:textarea-vertical-align="middle" draw:auto-grow-height="false" fo:min-height="2.163cm" fo:min-width="2.802cm"/>
    </style:style>
    <style:style style:name="gr7" style:family="graphic" style:parent-style-name="standard">
      <style:graphic-properties draw:textarea-horizontal-align="justify" draw:textarea-vertical-align="middle" draw:auto-grow-height="false" fo:min-height="2.163cm" fo:min-width="3.437cm"/>
    </style:style>
    <style:style style:name="gr8" style:family="graphic" style:parent-style-name="standard">
      <style:graphic-properties draw:textarea-horizontal-align="justify" draw:textarea-vertical-align="middle" draw:auto-grow-height="false" fo:min-height="2.036cm" fo:min-width="17.407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639cm"/>
    </style:style>
    <style:style style:name="gr11" style:family="graphic" style:parent-style-name="standard">
      <style:graphic-properties draw:textarea-horizontal-align="justify" draw:textarea-vertical-align="middle" draw:auto-grow-height="false" fo:min-height="0.766cm" fo:min-width="2.675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525cm" svg:height="2.413cm" svg:x="1.635cm" svg:y="12.684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318cm" svg:height="2.413cm" svg:x="11.414cm" svg:y="12.684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826cm" svg:height="2.413cm" svg:x="5.445cm" svg:y="8.62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4.097cm" svg:height="1.016cm" svg:x="1.635cm" svg:y="15.605cm">
          <text:p text:style-name="P1">maven.scijava.org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175cm" svg:height="2.413cm" svg:x="11.795cm" svg:y="8.62cm">
          <text:p text:style-name="P1">ImageJ</text:p>
          <text:p text:style-name="P1">Legacy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302cm" svg:height="2.413cm" svg:x="1.635cm" svg:y="8.62cm">
          <text:p text:style-name="P1">Updater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175cm" svg:height="2.413cm" svg:x="16.367cm" svg:y="8.62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937cm" svg:height="2.413cm" svg:x="4.302cm" svg:y="4.81cm">
          <text:p text:style-name="P1">Plugins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937cm" svg:height="2.413cm" svg:x="8.874cm" svg:y="4.81cm">
          <text:p text:style-name="P1">Plugins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937cm" svg:height="2.413cm" svg:x="13.446cm" svg:y="4.81cm">
          <text:p text:style-name="P1">Plugins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7.907cm" svg:height="2.286cm" svg:x="1.635cm" svg:y="1.127cm">
          <text:p text:style-name="P1"/>
          <draw:enhanced-geometry svg:viewBox="0 0 21600 21600" draw:type="rectangle" draw:enhanced-path="M 0 0 L 21600 0 21600 21600 0 21600 0 0 Z N"/>
        </draw:custom-shape>
        <draw:line draw:style-name="gr9" draw:text-style-name="P2" draw:layer="layout" svg:x1="3.286cm" svg:y1="11.16cm" svg:x2="3.286cm" svg:y2="12.557cm">
          <text:p/>
        </draw:line>
        <draw:line draw:style-name="gr9" draw:text-style-name="P2" draw:layer="layout" svg:x1="7.858cm" svg:y1="11.16cm" svg:x2="7.858cm" svg:y2="12.557cm">
          <text:p/>
        </draw:line>
        <draw:line draw:style-name="gr9" draw:text-style-name="P2" draw:layer="layout" svg:x1="9.763cm" svg:y1="11.16cm" svg:x2="12.43cm" svg:y2="12.557cm">
          <text:p/>
        </draw:line>
        <draw:line draw:style-name="gr9" draw:text-style-name="P2" draw:layer="layout" svg:x1="15.224cm" svg:y1="9.89cm" svg:x2="16.113cm" svg:y2="9.89cm">
          <text:p/>
        </draw:line>
        <draw:line draw:style-name="gr9" draw:text-style-name="P2" draw:layer="layout" svg:x1="11.541cm" svg:y1="9.89cm" svg:x2="10.525cm" svg:y2="9.89cm">
          <text:p/>
        </draw:line>
        <draw:line draw:style-name="gr9" draw:text-style-name="P2" draw:layer="layout" svg:x1="12.303cm" svg:y1="11.16cm" svg:x2="9.763cm" svg:y2="12.557cm">
          <text:p/>
        </draw:line>
        <draw:frame draw:style-name="gr10" draw:text-style-name="P3" draw:layer="layout" svg:width="1.27cm" svg:height="0.962cm" svg:x="10.271cm" svg:y="7.223cm">
          <draw:text-box>
            <text:p>…</text:p>
          </draw:text-box>
        </draw:frame>
        <draw:frame draw:style-name="gr10" draw:text-style-name="P3" draw:layer="layout" svg:width="1.27cm" svg:height="0.962cm" svg:x="10.271cm" svg:y="3.467cm">
          <draw:text-box>
            <text:p>…</text:p>
          </draw:text-box>
        </draw:frame>
        <draw:custom-shape draw:style-name="gr11" draw:text-style-name="P1" draw:layer="layout" svg:width="3.175cm" svg:height="1.016cm" svg:x="16.367cm" svg:y="15.605cm">
          <text:p text:style-name="P1">Java</text:p>
          <draw:enhanced-geometry svg:viewBox="0 0 21600 21600" draw:type="rectangle" draw:enhanced-path="M 0 0 L 21600 0 21600 21600 0 21600 0 0 Z N"/>
        </draw:custom-shape>
        <draw:frame draw:style-name="gr12" draw:text-style-name="P1" draw:layer="layout" svg:width="3.86cm" svg:height="1.072cm" svg:x="4.429cm" svg:y="13.446cm">
          <draw:image xlink:href="Pictures/100002010000049D00000148AE36EEAF02EB119E.png" xlink:type="simple" xlink:show="embed" xlink:actuate="onLoad">
            <text:p/>
          </draw:image>
        </draw:frame>
        <draw:frame draw:style-name="gr12" draw:text-style-name="P1" draw:layer="layout" svg:width="1.883cm" svg:height="2.159cm" svg:x="12.684cm" svg:y="12.811cm">
          <draw:image xlink:href="Pictures/1000020100000096000000ACA66FA24C14DFBB0F.png" xlink:type="simple" xlink:show="embed" xlink:actuate="onLoad">
            <text:p/>
          </draw:image>
        </draw:frame>
        <draw:frame draw:style-name="gr12" draw:text-style-name="P1" draw:layer="layout" svg:width="2.159cm" svg:height="2.159cm" svg:x="6.969cm" svg:y="8.747cm">
          <draw:image xlink:href="Pictures/1000020100000800000008000D5D0BE5B204199B.png" xlink:type="simple" xlink:show="embed" xlink:actuate="onLoad">
            <text:p/>
          </draw:image>
        </draw:frame>
        <draw:line draw:style-name="gr9" draw:text-style-name="P2" draw:layer="layout" svg:x1="3.286cm" svg:y1="3.54cm" svg:x2="3.286cm" svg:y2="8.493cm">
          <text:p/>
        </draw:line>
        <draw:frame draw:style-name="gr12" draw:text-style-name="P1" draw:layer="layout" svg:width="2.159cm" svg:height="2.159cm" svg:x="17.002cm" svg:y="8.747cm">
          <draw:image xlink:href="Pictures/10000201000000E1000000E12F12A16EA7455851.png" xlink:type="simple" xlink:show="embed" xlink:actuate="onLoad">
            <text:p/>
          </draw:image>
        </draw:frame>
        <draw:frame draw:style-name="gr12" draw:text-style-name="P1" draw:layer="layout" svg:width="2.124cm" svg:height="2.124cm" svg:x="9.417cm" svg:y="1.254cm">
          <draw:image xlink:href="Pictures/10000201000004B0000004B0A29917741DC85C3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06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4T16:19:21.365688756</meta:creation-date>
    <meta:editing-duration>PT41M54S</meta:editing-duration>
    <meta:editing-cycles>5</meta:editing-cycles>
    <meta:generator>LibreOffice/5.1.6.2$Linux_X86_64 LibreOffice_project/10m0$Build-2</meta:generator>
    <dc:date>2019-06-24T18:02:29.185417599</dc:date>
    <meta:document-statistic meta:object-count="26"/>
  </office:meta>
</office:document-meta>
</file>